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office:automatic-styles>
  <office:body>
    <office:text>
      <text:p text:style-name="Title">Richard C. Adleta</text:p>
      <text:p text:style-name="Text_20_body">Senior Software Developer &amp; Solution Architect</text:p>
      <text:p text:style-name="Text_20_body"><text:span text:style-name="T1">Location:</text:span> Dallas, TX, USA</text:p>
      <text:list text:style-name="L1">
        <text:list-item>
          <text:p text:style-name="P1"><text:span text:style-name="T1">About Me:</text:span> <text:a xlink:type="simple" xlink:href="https://www.richardadleta.com/about" office:name=""><text:span text:style-name="Definition">https://www.richardadleta.com/about</text:span></text:a></text:p>
        </text:list-item>
        <text:list-item>
          <text:p text:style-name="P1"><text:span text:style-name="T1">Resume:</text:span> <text:a xlink:type="simple" xlink:href="https://www.richardadleta.com/resume" office:name=""><text:span text:style-name="Definition">https://www.richardadleta.com/resume</text:span></text:a></text:p>
        </text:list-item>
        <text:list-item>
          <text:p text:style-name="P1"><text:span text:style-name="T1">GitHub:</text:span> <text:a xlink:type="simple" xlink:href="https://github.com/radleta" office:name=""><text:span text:style-name="Definition">https://github.com/radleta</text:span></text:a></text:p>
        </text:list-item>
        <text:list-item>
          <text:p text:style-name="P1"><text:span text:style-name="T1">LinkedIn:</text:span> <text:a xlink:type="simple" xlink:href="https://www.linkedin.com/in/radleta" office:name=""><text:span text:style-name="Definition">https://www.linkedin.com/in/radleta</text:span></text:a></text:p>
        </text:list-item>
      </text:list>
      <text:h text:style-name="Heading_20_2" text:outline-level="2"><text:bookmark-start text:name="professional-summary"/>Professional Summary<text:bookmark-end text:name="professional-summary"/></text:h>
      <text:p text:style-name="First_20_paragraph">Senior software architect and full‑stack engineer with 20+ years of shipping production code and scaling cloud‑native, data‑intensive, and AI‑powered products. I design and build high‑throughput systems—like 25 M‑email‑per‑day pipelines, 80 M‑record search platforms, and AI assistants—using C#, .NET 6/8, Angular, React, TypeScript, SQL/NoSQL, and AWS. Known for translating fuzzy requirements into clean, testable code, I champion automation, performance, and observability while staying heads‑down in the repo. I thrive as an individual contributor who influences architecture through deep technical expertise and collaborative problem‑solving rather than formal management.</text:p>
      <text:h text:style-name="Heading_20_2" text:outline-level="2"><text:bookmark-start text:name="professional-experience"/>Professional Experience<text:bookmark-end text:name="professional-experience"/></text:h>
      <text:h text:style-name="Heading_20_3" text:outline-level="3"><text:bookmark-start text:name="nexxt-inc"/>Nexxt, Inc<text:bookmark-end text:name="nexxt-inc"/></text:h>
      <text:p text:style-name="First_20_paragraph"><text:span text:style-name="T2">Lead Architect</text:span> October 2023 - Present</text:p>
      <text:list text:style-name="L2">
        <text:list-item>
          <text:p text:style-name="P2">Architected and developed scalable AI-driven solutions, including an enterprise AI Assistant used for email composition, web-page building, job postings, and other applications.</text:p>
        </text:list-item>
        <text:list-item>
          <text:p text:style-name="P2">Designed and implemented a flexible integration framework featuring event-driven architecture and robust data-validation mechanisms that support seamless external platform integrations.</text:p>
        </text:list-item>
        <text:list-item>
          <text:p text:style-name="P2">Developed and refined job-title-normalization algorithms with confidence scoring to improve data accuracy and usability across internal systems.</text:p>
        </text:list-item>
        <text:list-item>
          <text:p text:style-name="P2">Built advanced admin interfaces and reporting dashboards that enhanced monitoring, analytics, and administrative capabilities.</text:p>
        </text:list-item>
        <text:list-item>
          <text:p text:style-name="P2">Supported infrastructure enhancements such as new beta environment setup, domain-certification handling, and rigorous testing and deployment processes.</text:p>
        </text:list-item>
        <text:list-item>
          <text:p text:style-name="P2">Coordinated cross-functional teams, provided documentation and status updates, and ensured adherence to development best practices.</text:p>
        </text:list-item>
      </text:list>
      <text:p text:style-name="First_20_paragraph"><text:span text:style-name="T1">Technologies:</text:span> .NET (C#, ASP.NET MVC, .NET 6), Angular, AngularJS, TypeScript, SQL Server, JavaScript, HTML5, CSS3, AWS Services, Git, Jenkins, RESTful APIs, JSON, OpenAI GPT models.</text:p>
      <text:h text:style-name="Heading_20_3" text:outline-level="3"><text:bookmark-start text:name="all-kids-network-llc"/>All Kids Network, LLC<text:bookmark-end text:name="all-kids-network-llc"/></text:h>
      <text:p text:style-name="First_20_paragraph"><text:span text:style-name="T2">Partner &amp; Principal Engineer</text:span><text:line-break/>May 2014 - Present</text:p>
      <text:list text:style-name="L3">
        <text:list-item>
          <text:p text:style-name="P3">Hold 40 % equity; co-own all business &amp; technical decisions while working part-time outside primary employment.</text:p>
        </text:list-item>
        <text:list-item>
          <text:p text:style-name="P3"><text:span text:style-name="T2">Admin CMS</text:span> - evolved from Node.js + Jade + JavaScript -&gt; ASP.NET MVC + React -&gt; today’s React + TypeScript + Tailwind CSS UI backed by C# REST APIs .</text:p>
        </text:list-item>
        <text:list-item>
          <text:p text:style-name="P3"><text:span text:style-name="T2">Public platform</text:span> - ASP.NET MVC + Razor app using DynamoDB for data, Redis ElastiCache for caching, S3 for static assets, and a C# Lambda pipeline that feeds Amazon OpenSearch for sub-100 ms queries.</text:p>
        </text:list-item>
        <text:list-item>
          <text:p text:style-name="P3">Protected by AWS Application Load Balancer and AWS WAF against DDoS/OWASP threats; blue-green releases via Elastic Beanstalk.</text:p>
        </text:list-item>
        <text:list-item>
          <text:p text:style-name="P3">Deliver a <text:span text:style-name="T2">weekly newsletter</text:span> to 175 K + subscribers over AWS SES + Mailtrain (self-hosted OSS).</text:p>
        </text:list-item>
        <text:list-item>
          <text:p text:style-name="P3">Serve <text:span text:style-name="T2">6.8 M page views and 1.5 M active users</text:span> in the past 12 months; third-party trackers corroborate 100 K-160 K monthly visits with peaks of ~52 K daily .</text:p>
        </text:list-item>
        <text:list-item>
          <text:p text:style-name="P3">Host <text:span text:style-name="T2">9 K + educational pages</text:span> and maintain a <text:span text:style-name="T2">2.2 M-member</text:span> user base; average <text:span text:style-name="T2">30 ms avg server response time</text:span> from internal monitoring.</text:p>
        </text:list-item>
        <text:list-item>
          <text:p text:style-name="P3">Manage Git workflows in Bitbucket and scripted, repeatable deployments.</text:p>
        </text:list-item>
      </text:list>
      <text:p text:style-name="First_20_paragraph"><text:span text:style-name="T1">Technologies:</text:span> ASP.NET MVC, C#, React, TypeScript, Tailwind CSS, AWS (Elastic Beanstalk, ALB, WAF, OpenSearch Service, DynamoDB, Redis ElastiCache, S3, Lambda, SES), Git/Bitbucket.</text:p>
      <text:h text:style-name="Heading_20_3" text:outline-level="3"><text:bookmark-start text:name="steem-monsters-corporation-dba-splinterlands"/>Steem Monsters Corporation dba Splinterlands<text:bookmark-end text:name="steem-monsters-corporation-dba-splinterlands"/></text:h>
      <text:p text:style-name="First_20_paragraph">September 2021 - September 2023</text:p>
      <text:p text:style-name="Text_20_body"><text:span text:style-name="T2">Head of Product / Solutions Developer</text:span> December 2022 - September 2023</text:p>
      <text:list text:style-name="L4">
        <text:list-item>
          <text:p text:style-name="P4">Developed and deployed projects using React, TypeScript, PostGreSQL, DynamoDB, Redis into Amazon Web Services (AWS)</text:p>
        </text:list-item>
        <text:list-item>
          <text:p text:style-name="P4">Assisted the CPO in product design for the Splinterlands collectible card game using HIVE engine blockchain as the backbone</text:p>
        </text:list-item>
      </text:list>
      <text:p text:style-name="First_20_paragraph"><text:span text:style-name="T1">Technologies:</text:span> React, TypeScript, PostGreSQL, DynamoDB, Redis, Amazon Web Services (AWS).</text:p>
      <text:p text:style-name="Text_20_body"><text:span text:style-name="T2">Chief Technology Officer</text:span> December 2021 - December 2022</text:p>
      <text:list text:style-name="L5">
        <text:list-item>
          <text:p text:style-name="P5">Helped organize and grow the organization from 20+ to 150+ employees and contractors</text:p>
        </text:list-item>
        <text:list-item>
          <text:p text:style-name="P5">Helped develop technology and product strategy to launch simultaneous products</text:p>
        </text:list-item>
        <text:list-item>
          <text:p text:style-name="P5">Organized and implemented Agile project methodology to the organization</text:p>
        </text:list-item>
        <text:list-item>
          <text:p text:style-name="P5">Attended and presented at Game Developer Conference (GDC) 2022</text:p>
        </text:list-item>
        <text:list-item>
          <text:p text:style-name="P5">Helped design and development of the companies many gaming products</text:p>
        </text:list-item>
      </text:list>
      <text:p text:style-name="First_20_paragraph"><text:span text:style-name="T2">Vice President Of Engineering</text:span> September 2021 - December 2021</text:p>
      <text:list text:style-name="L6">
        <text:list-item>
          <text:p text:style-name="P6">Helped to troubleshoot and stabilize the company’s Splinterlands main product which was failing due to overwhelming load because of its quick rise in success</text:p>
        </text:list-item>
        <text:list-item>
          <text:p text:style-name="P6">Hired and organize developers to grow the engineering team</text:p>
        </text:list-item>
        <text:list-item>
          <text:p text:style-name="P6">Implemented best practices and approaches to its architecture and software development practices</text:p>
        </text:list-item>
        <text:list-item>
          <text:p text:style-name="P6">Leading research and development with the goal of bringing new products and services to the market</text:p>
        </text:list-item>
        <text:list-item>
          <text:p text:style-name="P6">Helped develop and release multiple updates using Git, JavaScript, PostGreSQL, Redis on Amazon Web Services (AWS)</text:p>
        </text:list-item>
      </text:list>
      <text:p text:style-name="First_20_paragraph"><text:span text:style-name="T1">Technologies:</text:span> Git, JavaScript, PostGreSQL, Redis, Amazon Web Services (AWS).</text:p>
      <text:h text:style-name="Heading_20_3" text:outline-level="3"><text:bookmark-start text:name="nexxt"/>Nexxt<text:bookmark-end text:name="nexxt"/></text:h>
      <text:p text:style-name="First_20_paragraph">May 2011 - September 2021</text:p>
      <text:p text:style-name="Text_20_body"><text:span text:style-name="T2">Lead Architect</text:span> January 2018 - September 2021</text:p>
      <text:list text:style-name="L7">
        <text:list-item>
          <text:p text:style-name="P7">Directed architectural efforts, spearheading the design and rollout of large-scale web applications that supported business objectives.</text:p>
        </text:list-item>
        <text:list-item>
          <text:p text:style-name="P7">Engineered a horizontally scalable email-delivery system capable of sending more than 25 million emails per day while observing throttling and compliance requirements.</text:p>
        </text:list-item>
        <text:list-item>
          <text:p text:style-name="P7">Conceived a grid-computing framework operating on 50+ servers to process diverse data sets in near real-time and adjust to dynamic production loads.</text:p>
        </text:list-item>
        <text:list-item>
          <text:p text:style-name="P7">Implemented near real-time monitoring and tracking for the company’s enterprise APIs, enhancing system reliability and responsiveness.</text:p>
        </text:list-item>
        <text:list-item>
          <text:p text:style-name="P7">Oversaw the development and management of a massive Elasticsearch cluster used to index and search approximately 80 million resumes and tens of millions of job listings.</text:p>
        </text:list-item>
      </text:list>
      <text:p text:style-name="First_20_paragraph"><text:span text:style-name="T1">Technologies:</text:span> Microsoft .NET Core, C#, .NET Framework, ASP.NET MVC, Elasticsearch, Ubuntu, Windows Server, MSMQ, AngularJS, Git, AWS DynamoDB, AWS CloudFront, AWS S3, Microsoft SQL Server, Couchbase, Redis.</text:p>
      <text:p text:style-name="Text_20_body"><text:span text:style-name="T2">Solutions Architect</text:span> May 2011 - January 2018</text:p>
      <text:list text:style-name="L8">
        <text:list-item>
          <text:p text:style-name="P8">Led the development and modernization of web applications, including a next-generation job-search engine and a full-featured People Search platform with advanced filtering and employer authorization.</text:p>
        </text:list-item>
        <text:list-item>
          <text:p text:style-name="P8">Implemented continuous-integration and automated-deployment pipelines using Jenkins, MSBuild, Web Deploy, and related tooling, enabling frequent and reliable releases.</text:p>
        </text:list-item>
        <text:list-item>
          <text:p text:style-name="P8">Unified disparate Classic ASP and .NET components into consolidated solutions, improving maintainability and deployment efficiency.</text:p>
        </text:list-item>
        <text:list-item>
          <text:p text:style-name="P8">Introduced alert and notification systems with behavioral and keyword-based algorithms, and created diagnostic tools and monitoring hooks for production readiness.</text:p>
        </text:list-item>
        <text:list-item>
          <text:p text:style-name="P8">Guided responsive-design efforts, SEO optimization (structured data, canonical links, sitemaps), and UX improvements that increased organic traffic and user engagement.</text:p>
        </text:list-item>
        <text:list-item>
          <text:p text:style-name="P8">Mentored junior developers, conducted code reviews, and collaborated across teams to troubleshoot production issues and drive architectural decisions.</text:p>
        </text:list-item>
      </text:list>
      <text:p text:style-name="First_20_paragraph"><text:span text:style-name="T1">Technologies:</text:span> C#, ASP.NET MVC, Classic ASP, JavaScript, jQuery, Bootstrap, Solr, Lucene.NET, SQL Server, Couchbase, Redis, AWS S3 / CloudFront, Jenkins, Mercurial / Git, NUnit, MiniProfiler, Elmah.</text:p>
      <text:h text:style-name="Heading_20_3" text:outline-level="3"><text:bookmark-start text:name="project-management-institute"/>Project Management Institute<text:bookmark-end text:name="project-management-institute"/></text:h>
      <text:p text:style-name="First_20_paragraph">August 2008 - June 2011</text:p>
      <text:p text:style-name="Text_20_body"><text:span text:style-name="T2">Enterprise Architect / Team Lead</text:span> June 2009 - June 2011</text:p>
      <text:list text:style-name="L9">
        <text:list-item>
          <text:p text:style-name="P9">Played a pivotal role as an Enterprise Architect, shaping future IT architecture, conducting reviews of existing designs, optimizing IT resource management, and enhancing SDLC processes.</text:p>
        </text:list-item>
        <text:list-item>
          <text:p text:style-name="P9">Led the team overseeing the public eCommerce and Portal websites, catering to a membership base exceeding 300,000 users. The platform harnessed technologies such as Microsoft ASP.NET, SharePoint, BizTalk 2002/2007, Commerce Server, C#/VB .NET, and SQL Server 2000/2005.</text:p>
        </text:list-item>
        <text:list-item>
          <text:p text:style-name="P9">Contributed to the architectural design and organization-wide deployment of the DotNetNuke product.</text:p>
        </text:list-item>
      </text:list>
      <text:p text:style-name="First_20_paragraph"><text:span text:style-name="T2">Technical Lead / Sr. Developer</text:span> August 2008 - June 2009</text:p>
      <text:list text:style-name="L10">
        <text:list-item>
          <text:p text:style-name="P10">Directed technical aspects of a 12-month Agile Scrum project, completing 5-week iterations successfully. The project utilized SharePoint, Commerce Server, BizTalk, C#/VB .NET Web Apps and Services, and the iBatis.NET Framework.</text:p>
        </text:list-item>
        <text:list-item>
          <text:p text:style-name="P10">Engineered the build process for the entire IT division, employing tools like CruiseControl.NET, SubVersion, and NAnt.</text:p>
        </text:list-item>
        <text:list-item>
          <text:p text:style-name="P10">Successfully implemented Atlassian tools, including Jira for issue tracking, Confluence for wiki documentation, and Fish Eye for source control monitoring.</text:p>
        </text:list-item>
      </text:list>
      <text:h text:style-name="Heading_20_3" text:outline-level="3"><text:bookmark-start text:name="atk-elkton"/>ATK Elkton<text:bookmark-end text:name="atk-elkton"/></text:h>
      <text:p text:style-name="First_20_paragraph"><text:span text:style-name="T2">Sr. .NET Developer</text:span> February 2008 - August 2008</text:p>
      <text:list text:style-name="L11">
        <text:list-item>
          <text:p text:style-name="P11">Spearheaded the creation and migration of multiple .NET-based ERP applications, transitioning from Cincom to Costpoint 6.0. Leveraged technologies including VB.NET, C#.NET, SQL Server (2000 &amp; 2005), and Oracle (8i &amp; 10g).</text:p>
        </text:list-item>
      </text:list>
      <text:h text:style-name="Heading_20_3" text:outline-level="3"><text:bookmark-start text:name="chatham-financial-corporation"/>Chatham Financial Corporation<text:bookmark-end text:name="chatham-financial-corporation"/></text:h>
      <text:p text:style-name="First_20_paragraph">Feb. 2004 - Jan. 2008</text:p>
      <text:p text:style-name="Text_20_body"><text:span text:style-name="T2">Software Development Process and Infrastructure Department Lead</text:span> Nov. 2007 - Jan. 2008</text:p>
      <text:list text:style-name="L12">
        <text:list-item>
          <text:p text:style-name="P12">Championed departmental strategies, fostering communication and collaboration for software production improvements.</text:p>
        </text:list-item>
        <text:list-item>
          <text:p text:style-name="P12">Founded and led the Build Automation Group, overseeing the department’s build processes, automated testing, and deployment scripts.</text:p>
        </text:list-item>
        <text:list-item>
          <text:p text:style-name="P12">Pioneered the Code Generation Group, enhancing the department’s code generation scripts and innovating data access techniques.</text:p>
        </text:list-item>
        <text:list-item>
          <text:p text:style-name="P12">Participated in the Agile Group, refining the department’s Agile process implementation.</text:p>
        </text:list-item>
        <text:list-item>
          <text:p text:style-name="P12">Contributed to the Release Management Group, optimizing software release procedures and developer-Q/A interactions.</text:p>
        </text:list-item>
        <text:list-item>
          <text:p text:style-name="P12">Customized a version of BugTracker.NET to support Agile Scrum management, helpdesk, release management, and SAS70 audit compliance.</text:p>
        </text:list-item>
      </text:list>
      <text:p text:style-name="First_20_paragraph"><text:span text:style-name="T2">Architecture/Mentoring Department Lead</text:span> Jan. 2007 - Jan. 2008</text:p>
      <text:list text:style-name="L13">
        <text:list-item>
          <text:p text:style-name="P13">Co-led departmental software architecture decisions and direction.</text:p>
        </text:list-item>
        <text:list-item>
          <text:p text:style-name="P13">Engaged in cross-team mentoring, ensuring consistent professional growth across the department.</text:p>
        </text:list-item>
      </text:list>
      <text:p text:style-name="First_20_paragraph"><text:span text:style-name="T2">Web Team Lead</text:span> Mar. 2006 - Oct. 2007</text:p>
      <text:list text:style-name="L14">
        <text:list-item>
          <text:p text:style-name="P14">Oversaw the company’s US and UK web presence, internal web applications, and high-value business projects.</text:p>
        </text:list-item>
        <text:list-item>
          <text:p text:style-name="P14">Mentored a team comprising four developers, a Q/A specialist, and a project coordinator.</text:p>
        </text:list-item>
        <text:list-item>
          <text:p text:style-name="P14">Strengthened cross-team collaborations and led Agile Scrum practices, achieving regular 30-day production deliveries.</text:p>
        </text:list-item>
        <text:list-item>
          <text:p text:style-name="P14">Navigated the team through a multi-year migration from ASP to ASP.NET, ensuring timely value additions and fixes.</text:p>
        </text:list-item>
        <text:list-item>
          <text:p text:style-name="P14">Cultivated team expertise, eventually passing leadership to a promising team member for further growth.</text:p>
        </text:list-item>
      </text:list>
      <text:p text:style-name="First_20_paragraph"><text:span text:style-name="T2">Sr. .NET Developer</text:span> Feb. 2004 - Mar. 2006</text:p>
      <text:list text:style-name="L15">
        <text:list-item>
          <text:p text:style-name="P15">Executed extensive projects using VB.NET, C#.NET, Microsoft Office 2003, SQL Server Reporting Services, and SQL Server 2000.</text:p>
        </text:list-item>
        <text:list-item>
          <text:p text:style-name="P15">Managed end-to-end development processes, from requirements to deployment.</text:p>
        </text:list-item>
        <text:list-item>
          <text:p text:style-name="P15">Introduced the company’s inaugural automated build scripts, which became a departmental standard.</text:p>
        </text:list-item>
        <text:list-item>
          <text:p text:style-name="P15">Developed custom data entities and access layers using Code Smith Templates, forming the foundation for the company’s core business/data layers.</text:p>
        </text:list-item>
        <text:list-item>
          <text:p text:style-name="P15">Collaborated intensively with Business Teams, producing intricate financial reporting software across various platforms.</text:p>
        </text:list-item>
      </text:list>
      <text:h text:style-name="Heading_20_3" text:outline-level="3"><text:bookmark-start text:name="exelon-power-team"/>Exelon Power Team<text:bookmark-end text:name="exelon-power-team"/></text:h>
      <text:p text:style-name="First_20_paragraph"><text:span text:style-name="T2">.NET Developer</text:span> January 2003 - February 2004</text:p>
      <text:list text:style-name="L16">
        <text:list-item>
          <text:p text:style-name="P16">Played an integral role in a large-scale .NET project focused on Power Trading, utilizing C# .NET, T-SQL, SQL Server, XML, ASP.NET, .NET Web Services, and .NET Remoting.</text:p>
        </text:list-item>
        <text:list-item>
          <text:p text:style-name="P16">Led the management and development of multiple business-focused ASP .NET web applications, leveraging technologies such as VB6, ASP, C# .NET, T-SQL, SQL Server, XML, and ASP.NET.</text:p>
        </text:list-item>
      </text:list>
      <text:h text:style-name="Heading_20_3" text:outline-level="3"><text:bookmark-start text:name="miratech-consulting-group-inc"/>MiraTech Consulting Group, Inc<text:bookmark-end text:name="miratech-consulting-group-inc"/></text:h>
      <text:p text:style-name="First_20_paragraph"><text:span text:style-name="T2">.NET Developer</text:span> September 2002 - January 2003</text:p>
      <text:list text:style-name="L17">
        <text:list-item>
          <text:p text:style-name="P17">Efficiently juggled multiple projects, concurrently managing a minimum of five with distinct technologies and timelines.</text:p>
        </text:list-item>
        <text:list-item>
          <text:p text:style-name="P17">Developed and supported a variety of applications, utilizing ASP, ASP .NET, SQL Server 2000, Visual Basic 6, Visual Basic .NET, and XML/XSLT.</text:p>
        </text:list-item>
        <text:list-item>
          <text:p text:style-name="P17">Engineered an XML/XSLT-based reporting system that interfaced with a SQL Server 2000 database, harnessing the capabilities of ASP .NET and Visual Basic .NET.</text:p>
        </text:list-item>
        <text:list-item>
          <text:p text:style-name="P17">Augmented functionality for an existing Dialogic phone board application using Visual Basic 6 and SQL 2000.</text:p>
        </text:list-item>
      </text:list>
      <text:h text:style-name="Heading_20_3" text:outline-level="3"><text:bookmark-start text:name="appschannel-inc"/>AppsChannel, Inc<text:bookmark-end text:name="appschannel-inc"/></text:h>
      <text:p text:style-name="First_20_paragraph"><text:span text:style-name="T2">.NET Developer</text:span> January 2002 - August 2002</text:p>
      <text:list text:style-name="L18">
        <text:list-item>
          <text:p text:style-name="P18">Engineered integrated add-ins tailored for Microsoft Visual Studio .NET, fully leveraging its capabilities.</text:p>
        </text:list-item>
        <text:list-item>
          <text:p text:style-name="P18">Acquired comprehensive expertise in the Visual Studio .NET IDE, covering the entire spectrum from application development to deployment.</text:p>
        </text:list-item>
        <text:list-item>
          <text:p text:style-name="P18">Delved deep into the development with .NET assemblies, particularly harnessing the power of Reflection.</text:p>
        </text:list-item>
        <text:list-item>
          <text:p text:style-name="P18">Demonstrated proficiency in both Visual Basic .NET and C# .NET development.</text:p>
        </text:list-item>
        <text:list-item>
          <text:p text:style-name="P18">Contributed to the support and enhancement of ActiveX Libraries, interfacing with COM using Visual Basic 6.0.</text:p>
        </text:list-item>
      </text:list>
      <text:h text:style-name="Heading_20_3" text:outline-level="3"><text:bookmark-start text:name="baker-oil-tools"/>Baker Oil Tools<text:bookmark-end text:name="baker-oil-tools"/></text:h>
      <text:p text:style-name="First_20_paragraph"><text:span text:style-name="T2">DMS Systems Programmer</text:span> August 2001 - January 2002</text:p>
      <text:list text:style-name="L19">
        <text:list-item>
          <text:p text:style-name="P19">Spearheaded the installation, development, and troubleshooting of Documentum, an enterprise document management system, across multiple global locations including Aberdeen (Scotland), Tulsa (OK, USA), Houston (TX, USA), Lafayette (LA, USA), Houma (LA, USA), and Singapore.</text:p>
        </text:list-item>
        <text:list-item>
          <text:p text:style-name="P19">Crafted and maintained integrated MS Office applications leveraging Visual Basic and Visual Basic for Applications.</text:p>
        </text:list-item>
        <text:list-item>
          <text:p text:style-name="P19">Designed and supported web-based document management integrations utilizing Active Server Pages and COM Components.</text:p>
        </text:list-item>
        <text:list-item>
          <text:p text:style-name="P19">Expertly developed and rectified integrated document management applications harnessing MS Visual Basic 6.0.</text:p>
        </text:list-item>
        <text:list-item>
          <text:p text:style-name="P19">Assumed responsibility for troubleshooting and administration across multiple international servers, operating on MS NT Server.</text:p>
        </text:list-item>
      </text:list>
      <text:h text:style-name="Heading_20_3" text:outline-level="3"><text:bookmark-start text:name="network-for-strategic-missions"/>Network for Strategic Missions<text:bookmark-end text:name="network-for-strategic-missions"/></text:h>
      <text:p text:style-name="First_20_paragraph"><text:span text:style-name="T2">Lead Programmer</text:span> March 1999 - April 2001</text:p>
      <text:list text:style-name="L20">
        <text:list-item>
          <text:p text:style-name="P20">Headed the installation and technical troubleshooting for the organization’s MS Windows-based infrastructure.</text:p>
        </text:list-item>
        <text:list-item>
          <text:p text:style-name="P20">Orchestrated the design, development, and launch of multiple web projects, leveraging technologies such as HTML, PHP, ASP, Postgre SQL, VBScript, Microsoft Access, and JavaScript.</text:p>
        </text:list-item>
        <text:list-item>
          <text:p text:style-name="P20">Established and maintained several relational databases hosted on a Linux-based Apache server utilizing Postgre SQL.</text:p>
        </text:list-item>
        <text:list-item>
          <text:p text:style-name="P20">Pioneered web interface and design aesthetics with Corel Graphics Suite 9, ensuring user-friendly and visually appealing experiences.</text:p>
        </text:list-item>
      </text:list>
      <text:p text:style-name="First_20_paragraph"><text:span text:style-name="T2">Project Highlight: livethecall.com (beta release)</text:span></text:p>
      <text:list text:style-name="L21">
        <text:list-item>
          <text:p text:style-name="P21">Played a pivotal role as the lead designer for the site’s inaugural release on September 2, 2000, supporting a major marketing campaign targeting a live audience of over 300,000 at the Mall in Washington, D.C.</text:p>
        </text:list-item>
        <text:list-item>
          <text:p text:style-name="P21">Authored the foundational code and graphics, harnessing PHP, HTML, Postgre SQL, and Corel Graphics Suite 9.</text:p>
        </text:list-item>
        <text:list-item>
          <text:p text:style-name="P21">Conceived and realized the website’s multi-faceted functionality, accommodating thousands of member preferences, a vast library of articles and links, an interactive forum, and other vital site components.</text:p>
        </text:list-item>
      </text:list>
      <text:h text:style-name="Heading_20_3" text:outline-level="3"><text:bookmark-start text:name="family-missionvision-enterprises"/>Family Mission/Vision Enterprises<text:bookmark-end text:name="family-missionvision-enterprises"/></text:h>
      <text:p text:style-name="First_20_paragraph"><text:span text:style-name="T2">Information Systems Administrator / Sales Representative</text:span> February 1995 - August 1997</text:p>
      <text:list text:style-name="L22">
        <text:list-item>
          <text:p text:style-name="P22">Represented the organization as a Sales Representative at over 20 conferences across the continental US, fostering relationships and promoting products.</text:p>
        </text:list-item>
        <text:list-item>
          <text:p text:style-name="P22">Oversaw the installation, diagnostics, and maintenance of the organization’s MS Windows peer-to-peer network, ensuring smooth and uninterrupted operations.</text:p>
        </text:list-item>
        <text:list-item>
          <text:p text:style-name="P22">Led the initiative to launch the organization’s online catalog, utilizing HTML for a seamless and user-friendly experience.</text:p>
        </text:list-item>
      </text:list>
      <text:h text:style-name="Heading_20_3" text:outline-level="3"><text:bookmark-start text:name="pc-consulting"/>PC Consulting<text:bookmark-end text:name="pc-consulting"/></text:h>
      <text:p text:style-name="First_20_paragraph">Independent Consultant Jan. 1993 - Feb. 1995</text:p>
      <text:list text:style-name="L23">
        <text:list-item>
          <text:p text:style-name="P23">Conducted MS Windows 3.x/95/98 troubleshooting on IBM PCs for individuals.</text:p>
        </text:list-item>
        <text:list-item>
          <text:p text:style-name="P23">Performed IBM PC diagnostics and repairs.</text:p>
        </text:list-item>
        <text:list-item>
          <text:p text:style-name="P23">Represented several wholesalers by offering hardware and software at retail to potential customers.</text:p>
        </text:list-item>
      </text:list>
      <text:h text:style-name="Heading_20_2" text:outline-level="2"><text:bookmark-start text:name="open-source-contributions"/>Open Source Contributions<text:bookmark-end text:name="open-source-contributions"/></text:h>
      <text:h text:style-name="Heading_20_3" text:outline-level="3"><text:bookmark-start text:name="open-flash-chart"/>Open Flash Chart<text:bookmark-end text:name="open-flash-chart"/></text:h>
      <text:p text:style-name="First_20_paragraph"><text:a xlink:type="simple" xlink:href="http://teethgrinder.co.uk/open-flash-chart/" office:name=""><text:span text:style-name="Definition">http://teethgrinder.co.uk/open-flash-chart/</text:span></text:a></text:p>
      <text:list text:style-name="L24">
        <text:list-item>
          <text:p text:style-name="P24">Submitted alpha of .NET API for Flash Charting Component currently included with Zip distribution</text:p>
        </text:list-item>
      </text:list>
      <text:h text:style-name="Heading_20_3" text:outline-level="3"><text:bookmark-start text:name="nantcontrib"/>NAntContrib<text:bookmark-end text:name="nantcontrib"/></text:h>
      <text:p text:style-name="First_20_paragraph"><text:a xlink:type="simple" xlink:href="http://nantcontrib.sourceforge.net/" office:name=""><text:span text:style-name="Definition">http://nantcontrib.sourceforge.net/</text:span></text:a></text:p>
      <text:list text:style-name="L25">
        <text:list-item>
          <text:p text:style-name="P25">Submitted VssDelete task</text:p>
        </text:list-item>
      </text:list>
      <text:h text:style-name="Heading_20_3" text:outline-level="3"><text:bookmark-start text:name="copy-context"/>Copy Context<text:bookmark-end text:name="copy-context"/></text:h>
      <text:list text:style-name="L26">
        <text:list-item>
          <text:p text:style-name="P26">Contributed to the development of a VS Code extension for copying selected files as formatted markdown.</text:p>
        </text:list-item>
      </text:list>
      <text:h text:style-name="Heading_20_2" text:outline-level="2"><text:bookmark-start text:name="education"/>Education<text:bookmark-end text:name="education"/></text:h>
      <text:h text:style-name="Heading_20_3" text:outline-level="3"><text:bookmark-start text:name="master-of-business-administration-mba-coursework"/>Master of Business Administration (MBA) Coursework<text:bookmark-end text:name="master-of-business-administration-mba-coursework"/></text:h>
      <text:p text:style-name="First_20_paragraph">Regent University | Virginia Beach, VA August 2000 - May 2001</text:p>
      <text:list text:style-name="L27">
        <text:list-item>
          <text:p text:style-name="P27">Completed one year of coursework with an emphasis in e-Business and Organizational Change and Development</text:p>
        </text:list-item>
      </text:list>
      <text:h text:style-name="Heading_20_3" text:outline-level="3"><text:bookmark-start text:name="bachelor-of-science-in-business-administration"/>Bachelor of Science in Business Administration<text:bookmark-end text:name="bachelor-of-science-in-business-administration"/></text:h>
      <text:p text:style-name="First_20_paragraph"><text:span text:style-name="T2">Oral Roberts University</text:span> August 1997 - December 2002</text:p>
      <text:list text:style-name="L28">
        <text:list-item>
          <text:p text:style-name="P28">Achieved a cumulative GPA of 3.49.</text:p>
        </text:list-item>
        <text:list-item>
          <text:p text:style-name="P28">Coursework included a comprehensive foundation in business management and operations.</text:p>
        </text:list-item>
        <text:list-item>
          <text:p text:style-name="P28">Advanced computer courses undertaken:</text:p>
          <text:list text:style-name="L29">
            <text:list-item>
              <text:p text:style-name="P29">Introduction to Computers (C++): Achieved one of the top grades in class.</text:p>
            </text:list-item>
            <text:list-item>
              <text:p text:style-name="P29">Data Structures (C++): Secured exemplary performance.</text:p>
            </text:list-item>
            <text:list-item>
              <text:p text:style-name="P29">Computers and Programming (Assembly Language): Demonstrated strong proficiency, ranking among the highest in class.</text:p>
            </text:list-item>
          </text:list>
        </text:list-item>
      </text:list>
      <text:h text:style-name="Heading_20_2" text:outline-level="2"><text:bookmark-start text:name="certifications"/>Certifications<text:bookmark-end text:name="certifications"/></text:h>
      <text:h text:style-name="Heading_20_3" text:outline-level="3"><text:bookmark-start text:name="dale-carnegie-course"/>Dale Carnegie Course<text:bookmark-end text:name="dale-carnegie-course"/></text:h>
      <text:p text:style-name="First_20_paragraph">Summer 2005</text:p>
      <text:h text:style-name="Heading_20_3" text:outline-level="3"><text:bookmark-start text:name="microsoft-certified-solutions-developer-with-c-mscd"/>Microsoft Certified Solutions Developer with C# (MSCD)<text:bookmark-end text:name="microsoft-certified-solutions-developer-with-c-mscd"/></text:h>
      <text:p text:style-name="First_20_paragraph">Summer 2005</text:p>
      <text:h text:style-name="Heading_20_3" text:outline-level="3"><text:bookmark-start text:name="certified-pc-troubleshooter"/>Certified PC Troubleshooter<text:bookmark-end text:name="certified-pc-troubleshooter"/></text:h>
      <text:p text:style-name="First_20_paragraph">Apr. 2000, NRI Schools</text:p>
      <text:list text:style-name="L30">
        <text:list-item>
          <text:p text:style-name="P30">Completed certification with High Honors</text:p>
        </text:list-item>
      </text:list>
      <text:h text:style-name="Heading_20_3" text:outline-level="3"><text:bookmark-start text:name="certified-in-ecommerce-concepts"/>Certified in eCommerce Concepts<text:bookmark-end text:name="certified-in-ecommerce-concepts"/></text:h>
      <text:p text:style-name="First_20_paragraph">Jan. 2000, Brainbench.co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4</meta:generator>
    <dc:title>Richard C. Adleta</dc:title>
    <dc:description/>
    <dc:subject/>
    <meta:keyword/>
    <meta:initial-creator/>
    <dc:creator/>
    <meta:creation-date>2025-04-17T20:29:50Z</meta:creation-date>
    <dc:date>2025-04-17T20:29:50Z</dc:date>
  </office:meta>
</office:document-meta>
</file>